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BD000000635B81E95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6cm" fo:min-width="0cm"/>
    </style:style>
    <style:style style:name="gr3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P3" style:family="paragraph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T1" style:family="text"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T2" style:family="text">
      <style:text-properties fo:font-family="'Times New Roman'" style:font-style-name="Italic" style:font-family-generic="roman" style:font-pitch="variable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889cm" svg:height="0.889cm" svg:x="5.058cm" svg:y="4.429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889cm" svg:height="0.889cm" svg:x="4.158cm" svg:y="6.229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889cm" svg:height="0.889cm" svg:x="5.958cm" svg:y="6.229cm">
          <text:p text:style-name="P1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289cm" svg:height="0.876cm" svg:x="8.539cm" svg:y="7.004cm">
          <draw:text-box>
            <text:p><text:span text:style-name="T2">(</text:span><text:span text:style-name="T1">b</text:span><text:span text:style-name="T2">)</text:span></text:p>
          </draw:text-box>
        </draw:frame>
        <draw:connector draw:style-name="gr3" draw:text-style-name="P1" draw:layer="layout" draw:type="line" svg:x1="5.502cm" svg:y1="5.318cm" svg:x2="4.602cm" svg:y2="6.229cm" draw:start-shape="id1" draw:start-glue-point="8" draw:end-shape="id2" draw:end-glue-point="4" svg:d="M5502 5318l-900 911">
          <text:p/>
        </draw:connector>
        <draw:connector draw:style-name="gr3" draw:text-style-name="P1" draw:layer="layout" draw:type="line" svg:x1="5.502cm" svg:y1="5.318cm" svg:x2="6.402cm" svg:y2="6.229cm" draw:start-shape="id1" draw:start-glue-point="8" draw:end-shape="id3" draw:end-glue-point="4" svg:d="M5502 5318l900 911">
          <text:p/>
        </draw:connector>
        <draw:frame draw:style-name="gr4" draw:text-style-name="P1" draw:layer="layout" svg:width="11.774cm" svg:height="2.619cm" svg:x="3.413cm" svg:y="8.106cm">
          <draw:image xlink:href="Pictures/10000000000001BD000000635B81E957.png" xlink:type="simple" xlink:show="embed" xlink:actuate="onLoad">
            <text:p/>
          </draw:image>
        </draw:frame>
        <draw:custom-shape draw:style-name="gr1" draw:text-style-name="P2" xml:id="id4" draw:id="id4" draw:layer="layout" svg:width="0.889cm" svg:height="0.889cm" svg:x="8.658cm" svg:y="4.429cm">
          <text:p text:style-name="P2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0.889cm" svg:height="0.889cm" svg:x="7.758cm" svg:y="6.229cm">
          <text:p text:style-name="P2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0.889cm" svg:height="0.889cm" svg:x="9.558cm" svg:y="6.229cm">
          <text:p text:style-name="P2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9.102cm" svg:y1="5.318cm" svg:x2="8.202cm" svg:y2="6.229cm" draw:start-shape="id4" draw:start-glue-point="8" draw:end-shape="id5" draw:end-glue-point="4" svg:d="M9102 5318l-900 911">
          <text:p/>
        </draw:connector>
        <draw:connector draw:style-name="gr3" draw:text-style-name="P1" draw:layer="layout" draw:type="line" svg:x1="9.102cm" svg:y1="5.318cm" svg:x2="10.002cm" svg:y2="6.229cm" draw:start-shape="id4" draw:start-glue-point="8" draw:end-shape="id6" draw:end-glue-point="4" svg:d="M9102 5318l900 911">
          <text:p/>
        </draw:connector>
        <draw:custom-shape draw:style-name="gr1" draw:text-style-name="P2" xml:id="id8" draw:id="id8" draw:layer="layout" svg:width="0.889cm" svg:height="0.889cm" svg:x="12.258cm" svg:y="4.429cm">
          <text:p text:style-name="P2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0.889cm" svg:height="0.889cm" svg:x="11.358cm" svg:y="6.229cm">
          <text:p text:style-name="P2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0.889cm" svg:height="0.889cm" svg:x="13.158cm" svg:y="6.229cm">
          <text:p text:style-name="P2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1.802cm" svg:y1="6.229cm" svg:x2="12.702cm" svg:y2="5.318cm" draw:start-shape="id7" draw:start-glue-point="4" draw:end-shape="id8" draw:end-glue-point="8" svg:d="M11802 6229l900-911">
          <text:p/>
        </draw:connector>
        <draw:connector draw:style-name="gr3" draw:text-style-name="P1" draw:layer="layout" draw:type="line" svg:x1="8.647cm" svg:y1="6.673cm" svg:x2="9.558cm" svg:y2="6.673cm" draw:start-shape="id5" draw:start-glue-point="10" draw:end-shape="id6" draw:end-glue-point="6" svg:d="M8647 6673h911">
          <text:p/>
        </draw:connector>
        <draw:connector draw:style-name="gr3" draw:text-style-name="P1" draw:layer="layout" draw:type="line" svg:x1="13.602cm" svg:y1="6.229cm" svg:x2="12.702cm" svg:y2="5.318cm" draw:start-shape="id9" draw:start-glue-point="4" draw:end-shape="id8" draw:end-glue-point="8" svg:d="M13602 6229l-900-911">
          <text:p/>
        </draw:connector>
        <draw:connector draw:style-name="gr3" draw:text-style-name="P1" draw:layer="layout" draw:type="line" svg:x1="12.247cm" svg:y1="6.673cm" svg:x2="13.158cm" svg:y2="6.673cm" draw:start-shape="id7" draw:start-glue-point="10" draw:end-shape="id9" draw:end-glue-point="6" svg:d="M12247 6673h911">
          <text:p/>
        </draw:connector>
        <draw:frame draw:style-name="gr2" draw:text-style-name="P3" draw:layer="layout" svg:width="1.289cm" svg:height="0.876cm" svg:x="12.14cm" svg:y="7.004cm">
          <draw:text-box>
            <text:p><text:span text:style-name="T2">(</text:span><text:span text:style-name="T1">c</text:span><text:span text:style-name="T2">)</text:span></text:p>
          </draw:text-box>
        </draw:frame>
        <draw:frame draw:style-name="gr2" draw:text-style-name="P3" draw:layer="layout" svg:width="1.289cm" svg:height="0.876cm" svg:x="4.84cm" svg:y="7.004cm">
          <draw:text-box>
            <text:p><text:span text:style-name="T2">(</text:span><text:span text:style-name="T1">a</text:span><text:span text:style-name="T2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8-07-20T12:21:30.25</meta:creation-date>
    <dc:date>2020-09-04T14:18:53.86</dc:date>
    <dc:creator>Loc Nguyen</dc:creator>
    <meta:editing-duration>PT16M36S</meta:editing-duration>
    <meta:editing-cycles>6</meta:editing-cycles>
    <meta:generator>OpenOffice/4.1.2$Win32 OpenOffice.org_project/412m3$Build-9782</meta:generator>
    <meta:document-statistic meta:object-count="21"/>
  </office:meta>
</office:document-meta>
</file>